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c5d8e" officeooo:paragraph-rsid="001c5d8e"/>
    </style:style>
    <style:style style:name="P2" style:family="paragraph" style:parent-style-name="Standard">
      <style:text-properties style:text-position="0% 100%" officeooo:rsid="001cfe81" officeooo:paragraph-rsid="001cfe81"/>
    </style:style>
    <style:style style:name="P3" style:family="paragraph" style:parent-style-name="Standard">
      <style:text-properties style:text-position="0% 100%" fo:font-weight="bold" officeooo:rsid="001cfe81" officeooo:paragraph-rsid="001cfe81" style:font-weight-asian="bold" style:font-weight-complex="bold"/>
    </style:style>
    <style:style style:name="P4" style:family="paragraph" style:parent-style-name="Standard">
      <style:text-properties style:text-position="0% 100%" fo:font-weight="bold" officeooo:rsid="001c5d8e" officeooo:paragraph-rsid="001c5d8e" style:font-weight-asian="bold" style:font-weight-complex="bold"/>
    </style:style>
    <style:style style:name="P5" style:family="paragraph" style:parent-style-name="Standard">
      <style:text-properties style:text-position="0% 100%" fo:font-weight="normal" officeooo:rsid="001cfe81" officeooo:paragraph-rsid="001cfe81" style:font-weight-asian="normal" style:font-weight-complex="normal"/>
    </style:style>
    <style:style style:name="P6" style:family="paragraph" style:parent-style-name="Standard">
      <style:text-properties style:text-position="0% 100%" fo:font-style="normal" fo:font-weight="bold" officeooo:rsid="001cfe81" officeooo:paragraph-rsid="001cfe81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fo:font-style="normal" fo:font-weight="bold" officeooo:rsid="001e3457" officeooo:paragraph-rsid="001e3457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position="0% 100%" fo:font-style="normal" fo:font-weight="bold" officeooo:rsid="001fe91b" officeooo:paragraph-rsid="001fe91b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text-position="0% 100%" fo:font-style="normal" fo:font-weight="bold" officeooo:rsid="001fe91b" officeooo:paragraph-rsid="001fe91b" style:font-style-asian="normal" style:font-weight-asian="bold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text-position="0% 100%" fo:font-style="normal" fo:font-weight="bold" officeooo:rsid="00208118" officeooo:paragraph-rsid="00208118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text-position="0% 100%" fo:font-style="normal" fo:font-weight="normal" officeooo:rsid="001e3457" officeooo:paragraph-rsid="001e3457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fo:font-style="normal" fo:font-weight="normal" officeooo:rsid="001fe91b" officeooo:paragraph-rsid="001fe91b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officeooo:paragraph-rsid="001cfe81"/>
    </style:style>
    <style:style style:name="T1" style:family="text">
      <style:text-properties style:text-position="0% 100%" fo:font-weight="bold" officeooo:rsid="001cfe81" style:font-weight-asian="bold" style:font-weight-complex="bold"/>
    </style:style>
    <style:style style:name="T2" style:family="text">
      <style:text-properties officeooo:rsid="001cfe8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e91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8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94cm" fo:min-width="18.29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3">Empresa aplicativo</text:span></text:p>
      <text:p text:style-name="P1"><text:span text:style-name="T3"/></text:p>
      <text:p text:style-name="P4">O que me motiva ?</text:p>
      <text:p text:style-name="P1">Constante procura por este tipo de neg<text:span text:style-name="T2">ó</text:span>cio e será de pouco investimento.</text:p>
      <text:p text:style-name="P4">Que tipo de empresa eu quero construir?</text:p>
      <text:p text:style-name="P1">Uma empresa que se preocupa com o cliente e, <text:span text:style-name="T2">é </text:span>humanizada, portanto faz o que o cliente precisa.</text:p>
      <text:p text:style-name="P3">Qual cultura da empresa?</text:p>
      <text:p text:style-name="P2">Um trabalho humanizado e personalizado.</text:p>
      <text:list xml:id="list1684656897" text:style-name="L1">
        <text:list-item>
          <text:p text:style-name="P13"><text:span text:style-name="T1">Quais são os seus valores?</text:span></text:p>
        </text:list-item>
      </text:list>
      <text:p text:style-name="P2">Entregar um serviço de qualidade que o cliente precisa e fácil de mexer.</text:p>
      <text:p text:style-name="P3">Qual é a sua visão para o futuro?</text:p>
      <text:p text:style-name="P2">Se uma empresa de procura internacional.</text:p>
      <text:p text:style-name="P3">Que impacto que você quer promover no mundo?</text:p>
      <text:p text:style-name="P5">Uma solução simples e humanizada. Uma forma de atuar diferente no mercado, mas deixando o cliente contente.</text:p>
      <text:p text:style-name="P6">Porque eu sou a melhor pessoa fazer isso?</text:p>
      <text:p text:style-name="P11">Sou criativa e esforçada, analítica quando necessário. Rápida para <text:s/>achar soluções.</text:p>
      <text:p text:style-name="P11"><draw:custom-shape text:anchor-type="paragraph" draw:z-index="0" draw:name="Forma1" draw:style-name="gr1" svg:width="18.31cm" svg:height="0.212cm" svg:x="-0.404cm" svg:y="0.1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11"><text:span text:style-name="T3">Nicho mercado(online): </text:span>vasto (franquias pequenas nacionais, microempreendedores, industria, distribuidoras, comercio e prestadoras de serviços).</text:p>
      <text:p text:style-name="P11"/>
      <text:p text:style-name="P8">Fazeres iniciais:</text:p>
      <text:p text:style-name="P8"/>
      <text:list xml:id="list2863843576" text:style-name="L2">
        <text:list-item>
          <text:p text:style-name="P9"><text:span text:style-name="T5">Terminar o meu site e aplicativo;</text:span></text:p>
        </text:list-item>
        <text:list-item>
          <text:p text:style-name="P9"><text:span text:style-name="T5">Acertar as redes sócias;</text:span></text:p>
        </text:list-item>
        <text:list-item>
          <text:p text:style-name="P10"><text:span text:style-name="T5">Entender ferramentas de marketing;</text:span></text:p>
        </text:list-item>
        <text:list-item>
          <text:p text:style-name="P9"><text:span text:style-name="T5">Código do consumidor;</text:span></text:p>
        </text:list-item>
        <text:list-item>
          <text:p text:style-name="P12">Entender de contrato o básico.<text:span text:style-name="T6">on</text:span></text:p>
        </text:list-item>
      </text:list>
      <text:p text:style-name="P11"/>
      <text:p text:style-name="P7">Investimento vai ser mais marketing do que o próprio produto.</text:p>
      <text:p text:style-name="P7">800 reais{ site, aplicativo, marketing digital, <text:span text:style-name="T4">contrato</text:span> e legalização<text:span text:style-name="T4">}</text:span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5T10:52:03.288342824</meta:creation-date>
    <meta:editing-duration>PT5M11S</meta:editing-duration>
    <meta:editing-cycles>2</meta:editing-cycles>
    <meta:generator>LibreOffice/7.0.4.2$Linux_X86_64 LibreOffice_project/1c5f81ee28659974774060c3fe084e73b3bd074b</meta:generator>
    <dc:date>2021-02-05T11:34:28.602831072</dc:date>
    <meta:document-statistic meta:table-count="0" meta:image-count="0" meta:object-count="0" meta:page-count="1" meta:paragraph-count="24" meta:word-count="192" meta:character-count="1199" meta:non-whitespace-character-count="1031"/>
  </office:meta>
</office:document-meta>
</file>